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ff66"/>
    </style:style>
    <style:style style:name="P2" style:family="paragraph" style:parent-style-name="Standard">
      <style:text-properties officeooo:paragraph-rsid="001a0ee4"/>
    </style:style>
    <style:style style:name="P3" style:family="paragraph" style:parent-style-name="Standard">
      <style:text-properties officeooo:paragraph-rsid="001ce2b0"/>
    </style:style>
    <style:style style:name="T1" style:family="text">
      <style:text-properties officeooo:rsid="0018ff66"/>
    </style:style>
    <style:style style:name="T2" style:family="text">
      <style:text-properties officeooo:rsid="001a0ee4"/>
    </style:style>
    <style:style style:name="T3" style:family="text">
      <style:text-properties officeooo:rsid="001bb687"/>
    </style:style>
    <style:style style:name="T4" style:family="text">
      <style:text-properties officeooo:rsid="001ce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0.6745663579530033, [16.0, 1.0, 1.0, 0.0, 1.0, 0.0, 0.0, 1.0, 0.0, 1.0, 1.0, 1.0, 1.0, 0.0, 1.0, 1.0, 0.0, 0.0, 0.0, 0.0, 0.0], [1.0, 4.0, 0.0, 1.0, 1.0, 1.0, 0.0, 1.0, 0.0, 0.0, 1.0, 0.0], 0.31456635795300336]</text:p>
      <text:p text:style-name="Standard"/>
      <text:p text:style-name="P1">[['neR*la', 'deRula', 2L], <text:span text:style-name="T1">nérela</text:span></text:p>
      <text:p text:style-name="P1"><text:s/>['sap5le', 'kapyle', 2L], <text:span text:style-name="T1">sapinlaix</text:span></text:p>
      <text:p text:style-name="P1"><text:s/>['paZ*ve', 'paZe', 2L], <text:span text:style-name="T1">pagevé</text:span></text:p>
      <text:p text:style-name="P1">['lOfase', 'efase', 2L], <text:span text:style-name="T1">lofassé</text:span></text:p>
      <text:p text:style-name="P1">['syk*d@', 'sk@d@', 2L], <text:span text:style-name="T1">suquedan</text:span> </text:p>
      <text:p text:style-name="P1">['tupeti', 'apeti', 2L], <text:span text:style-name="T1">tupétie</text:span></text:p>
      <text:p text:style-name="P1"><text:s/>['fedebO', 'fedeRo', 2L], <text:span text:style-name="T1">fédébeau</text:span></text:p>
      <text:p text:style-name="P1">['Zes*ze', 'ZeRze', 2L], <text:span text:style-name="T4">X</text:span></text:p>
      <text:p text:style-name="P1">['kiliba', 'kalibR', 2L], <text:span text:style-name="T1">quiliba</text:span></text:p>
      <text:p text:style-name="P1"><text:s/>['tav@ky', 'tapky', 2L], <text:span text:style-name="T1">tavancu</text:span></text:p>
      <text:p text:style-name="P1">['s6mal*', 'smala', 2L], <text:span text:style-name="T4">X</text:span></text:p>
      <text:p text:style-name="P1">['RinaSe', 'finase', 2L]] <text:span text:style-name="T1">rinacheux</text:span></text:p>
      <text:p text:style-name="P1"/>
      <text:p text:style-name="P1"/>
      <text:p text:style-name="P1"/>
      <text:p text:style-name="P1"/>
      <text:p text:style-name="P1">[0.7939396004208367, [0.0, 0.0, 0.0, 0.0, 4.0, 4.0, 0.0, 0.0, 4.0, 1.0, 1.0, 1.0, 1.0, 1.0, 0.0, 0.0, 1.0, 0.0, 0.0, 0.0, 0.0], [9.0, 1.0, 1.0, 1.0, 1.0, 0.0, 1.0, 1.0, 1.0, 1.0, 1.0, 0.0], 0.4339396004208367]</text:p>
      <text:p text:style-name="P1"/>
      <text:p text:style-name="P2">[['seZev@', 'seZep', 2L], <text:span text:style-name="T2">ségévan</text:span></text:p>
      <text:p text:style-name="P2"><text:s/>['lik*ba', 'likida', 2L], <text:span text:style-name="T2">liqueba</text:span></text:p>
      <text:p text:style-name="P2"><text:s/>['siRapa', 'atRapa', 2L], <text:span text:style-name="T2">sirapa</text:span></text:p>
      <text:p text:style-name="P2">['tisylO', 'tipyl', 2L], <text:span text:style-name="T2">tissulo</text:span></text:p>
      <text:p text:style-name="P2">['lebORi', 'debOR', 2L], <text:span text:style-name="T2">laibori</text:span></text:p>
      <text:p text:style-name="P2"><text:s/>['l6R*ze', 'liRize', 2L], <text:s/><text:span text:style-name="T2">lonresé</text:span></text:p>
      <text:p text:style-name="P2"><text:s/>['d@gOR5', '@gOR', 2L], <text:s/><text:span text:style-name="T2">dangorin</text:span></text:p>
      <text:p text:style-name="P2"><text:s/>['mesap5', 'desap', 2L], <text:span text:style-name="T2">maissapin</text:span></text:p>
      <text:p text:style-name="P2">['Nevefa', 'evea', 2L], <text:span text:style-name="T2">gnévéfa</text:span></text:p>
      <text:p text:style-name="P2"><text:s/>['RezeZ*', 'RezeRv', 2L], <text:span text:style-name="T4">X</text:span></text:p>
      <text:p text:style-name="P2">['t@ROte', 'kaROte', 2L], <text:s/><text:span text:style-name="T2">tanroté</text:span></text:p>
      <text:p text:style-name="P2">['fepemi', 'depeNi', 2L]] <text:span text:style-name="T2">faipémis</text:span></text:p>
      <text:p text:style-name="P1"/>
      <text:p text:style-name="P1"/>
      <text:p text:style-name="P1">[0.5545263264825102, [1.0, 4.0, 0.0, 9.0, 1.0, 0.0, 1.0, 1.0, 0.0, 0.0, 0.0, 0.0, 0.0, 0.0, 0.0, 1.0, 0.0, 0.0, 0.0, 0.0, 0.0], [1.0, 4.0, 0.0, 0.0, 1.0, 0.0, 1.0, 4.0, 1.0, 0.0, 0.0, 0.0], 0.25452632648251017]</text:p>
      <text:p text:style-name="P1"/>
      <text:p text:style-name="P2">[['Zes*Ra', 'deseRa', 2L], <text:span text:style-name="T2">gésera</text:span></text:p>
      <text:p text:style-name="P2"><text:s/>['R5SeRO', 'R@SeRi', 2L], <text:span text:style-name="T2">rinchéro</text:span></text:p>
      <text:p text:style-name="P2"><text:s/>['tukide', 'bukine', 2L], <text:s/><text:span text:style-name="T2">tuquidé</text:span></text:p>
      <text:p text:style-name="P2">['lat*ne', 'atene', 2L], <text:span text:style-name="T2">latené</text:span></text:p>
      <text:p text:style-name="P2"><text:s/>['bad*ze', 'badode', 2L], <text:span text:style-name="T2">badesé</text:span></text:p>
      <text:p text:style-name="P2"><text:s/>['m@gOta', 'm@SOt', 2L], <text:span text:style-name="T2">mangota</text:span></text:p>
      <text:p text:style-name="P2"><text:s/>['fesate', 'sesite', 2L], <text:span text:style-name="T2">fessaté</text:span></text:p>
      <text:p text:style-name="P2">['t@R*ve', 'tRave', 2L], <text:span text:style-name="T2">tanrevé</text:span></text:p>
      <text:p text:style-name="P2">['penuka', 'denuRa', 2L], <text:span text:style-name="T2">peinuca</text:span></text:p>
      <text:p text:style-name="P2"><text:s/>['pakyli', 'akyla', 2L], <text:span text:style-name="T2">paculi</text:span></text:p>
      <text:p text:style-name="P2"><text:s/>['m9mas@', 'amas@', 2L], <text:span text:style-name="T3">meumassan</text:span></text:p>
      <text:p text:style-name="P2">['setiRi', 'betifi', 2L]] <text:span text:style-name="T3">sétiri</text:span></text:p>
      <text:p text:style-name="P1"/>
      <text:p text:style-name="P1"><text:soft-page-break/></text:p>
      <text:p text:style-name="P1"/>
      <text:p text:style-name="P1">[0.7404032187348255, [9.0, 1.0, 1.0, 0.0, 0.0, 1.0, 0.0, 0.0, 0.0, 0.0, 1.0, 0.0, 0.0, 1.0, 0.0, 1.0, 1.0, 0.0, 0.0, 0.0, 0.0], [9.0, 4.0, 1.0, 4.0, 1.0, 1.0, 1.0, 0.0, 0.0, 0.0, 1.0, 0.0], 0.3604032187348255]</text:p>
      <text:p text:style-name="P1"/>
      <text:p text:style-name="P2">[['fapeky', 'apeks', 2L], <text:span text:style-name="T3">fapéqui</text:span></text:p>
      <text:p text:style-name="P2"><text:s/>['kides6', 'idest', 2L], <text:span text:style-name="T3">quidesson</text:span></text:p>
      <text:p text:style-name="P3"><text:s/>['ZegOSe', 'ZigOte', 2L], <text:span text:style-name="T3">gégocher</text:span></text:p>
      <text:p text:style-name="P3"><text:s/>['mitet@', '@tet@', 2L], <text:span text:style-name="T3">mitétan</text:span></text:p>
      <text:p text:style-name="P2"><text:s/>['kaved@', 'aveR@', 2L], <text:span text:style-name="T3">cavédan</text:span> </text:p>
      <text:p text:style-name="P2">['bas*Ri', 'baRi', 2L], <text:span text:style-name="T3">basserit</text:span></text:p>
      <text:p text:style-name="P2"><text:s/>['pam@dy', 'am@d', 2L], <text:span text:style-name="T3">pamandu</text:span> </text:p>
      <text:p text:style-name="P2">['feROp5', 'feROs', 2L], <text:span text:style-name="T3">féropin</text:span></text:p>
      <text:p text:style-name="P2"><text:s/>['lenune', 'denuRe', 2L], <text:span text:style-name="T3">lenuné</text:span></text:p>
      <text:p text:style-name="P2">['lil6ti', 'piloti', 2L], <text:span text:style-name="T3">lilinti</text:span></text:p>
      <text:p text:style-name="P2">['NeRes@', 'adRes@', 2L], <text:span text:style-name="T3">Gnéresan</text:span> <text:span text:style-name="T4">X</text:span></text:p>
      <text:p text:style-name="P2">['sysek*', 'sybsek@', 2L]], <text:span text:style-name="T3">suseke X</text:span></text:p>
      <text:p text:style-name="P1"/>
      <text:p text:style-name="P1"/>
      <text:p text:style-name="P1"/>
      <text:p text:style-name="P1">[0.9536153282057886, [9.0, 1.0, 4.0, 0.0, 4.0, 1.0, 0.0, 4.0, 1.0, 1.0, 0.0, 1.0, 0.0, 1.0, 0.0, 1.0, 0.0, 0.0, 0.0, 0.0, 0.0], [0.0, 1.0, 1.0, 16.0, 0.0, 4.0, 0.0, 0.0, 1.0, 1.0, 0.0, 0.0], 0.43361532820578863]</text:p>
      <text:p text:style-name="P1"/>
      <text:p text:style-name="P2">[['mil6Se', 'filoSe', 2L], <text:span text:style-name="T3">milinché</text:span></text:p>
      <text:p text:style-name="P2">['d@lisi', 'd@sifi', 2L], <text:span text:style-name="T3">danlissi</text:span></text:p>
      <text:p text:style-name="P2"><text:s/>['pakyve', 'akuve', 2L], <text:span text:style-name="T3">pacuvé</text:span></text:p>
      <text:p text:style-name="P2"><text:s/>['Ribafe', 'bafe', 2L], <text:span text:style-name="T3">ribafé</text:span></text:p>
      <text:p text:style-name="P2">['lep5na', 'lezina', 2L], <text:span text:style-name="T4">lépenna ?</text:span></text:p>
      <text:p text:style-name="P2">['R5s6pe', 'Respe', 2L], <text:span text:style-name="T3">rinsonpé</text:span></text:p>
      <text:p text:style-name="P2"><text:s/>['s@seti', '@setR', 2L], <text:span text:style-name="T3">sanséti</text:span></text:p>
      <text:p text:style-name="P2">['bOgOm@', 'Ogm@', 2L], <text:span text:style-name="T3">bogoman</text:span></text:p>
      <text:p text:style-name="P2"><text:s/>['tasala', 'afala', 2L], <text:span text:style-name="T3">tassala</text:span></text:p>
      <text:p text:style-name="P2"><text:s/>['t@m9ka', 't@ka', 2L], <text:span text:style-name="T3">tanmeuca</text:span></text:p>
      <text:p text:style-name="P2">['lOReme', 'kReme', 2L], <text:span text:style-name="T3">lorémé</text:span></text:p>
      <text:p text:style-name="P2">['v@syZe', 's@syRe', 2L] <text:span text:style-name="T3">vansigé</text:span></text:p>
      <text:p text:style-name="P1"/>
      <text:p text:style-name="P1"><text:s/></text:p>
      <text:p text:style-name="P3">→<text:span text:style-name="T4"> respecter contraintes : </text:span></text:p>
      <text:p text:style-name="P3"><text:span text:style-name="T4">-schwa pas à la fin / 2 schwa / schwa entre 2 voyelles identiques?</text:span></text:p>
      <text:p text:style-name="P3">- <text:span text:style-name="T4">an/in + n ?</text:span></text:p>
      <text:p text:style-name="P3">- <text:span text:style-name="T4">G en début de mot 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iste 0</text:p>
      <text:p text:style-name="P3">[0.8167209765224774, [9.0, 1.0, 4.0, 4.0, 1.0, 0.0, 0.0, 1.0, 0.0, 1.0, 0.0, 1.0, 0.0, 1.0, 0.0, 0.0, 1.0, 0.0, 0.0, 0.0, 0.0], [1.0, 0.0, 1.0, 9.0, 1.0, 0.0, 0.0, 1.0, 0.0, 0.0, 1.0, 0.0], 0.43672097652247743]</text:p>
      <text:p text:style-name="P3"/>
      <text:p text:style-name="P3"/>
      <text:p text:style-name="P3">[['gOl6ta', 'galopa', 3L], ['d@lOm@', 'Ralym@', 3L], ['zet*te', 'det@de', 3L], ['nuk6na', 'nuvone', 3L], ['sadyba', 'kadyse', 3L], ['s6depe', 'modeRe', 3L], ['t@feme', 'RefeRe', 3L], ['lekiRi', 'deziR2', 3L], ['bOzeti', 'vOlemi', 3L], ['ROdiZe', 'ROm@se', 3L], ['miNepa', 'diZeRa', 3L], ['Rakyp5', 'Zakob5', 3L]]</text:p>
      <text:p text:style-name="P3"/>
      <text:p text:style-name="P3"><text:s/></text:p>
      <text:p text:style-name="P3"/>
      <text:p text:style-name="P3">liste 1</text:p>
      <text:p text:style-name="P3">[0.7105928137034557, [16.0, 1.0, 4.0, 1.0, 0.0, 1.0, 1.0, 0.0, 0.0, 1.0, 0.0, 0.0, 1.0, 0.0, 0.0, 1.0, 1.0, 0.0, 0.0, 0.0, 0.0], [0.0, 4.0, 4.0, 0.0, 0.0, 1.0, 1.0, 1.0, 1.0, 0.0, 0.0, 0.0], 0.3105928137034557]</text:p>
      <text:p text:style-name="P3"/>
      <text:p text:style-name="P3"/>
      <text:p text:style-name="P3">[['kytip5', 'mytine', 3L], ['s@k6v@', 'R@koN@', 3L], ['bOl6m9', 'vOlemi', 3L], ['d@zesy', 'delese', 3L], ['d*t@ma', 'det@de', 3L], ['RiNefe', 'Repete', 3L], ['gOlaRe', 'sepaRe', 3L], ['l*vene', 'lezine', 3L], ['les*dy', 'desede', 3L], ['senupa', 'desula', 3L], ['tulOSe', 'talone', 3L], ['sat*s6', 'satone', 3L]]</text:p>
      <text:p text:style-name="P3"/>
      <text:p text:style-name="P3"><text:s/></text:p>
      <text:p text:style-name="P3"/>
      <text:p text:style-name="P3">liste 2</text:p>
      <text:p text:style-name="P3">[0.7074684574660325, [16.0, 1.0, 1.0, 9.0, 0.0, 0.0, 1.0, 0.0, 1.0, 1.0, 0.0, 0.0, 1.0, 0.0, 1.0, 1.0, 1.0, 0.0, 0.0, 0.0, 0.0], [4.0, 1.0, 0.0, 4.0, 4.0, 0.0, 1.0, 1.0, 0.0, 0.0, 1.0, 0.0], 0.20746845746603249]</text:p>
      <text:p text:style-name="P3"/>
      <text:p text:style-name="P3"/>
      <text:p text:style-name="P3">[['s*tuZe', 'satone', 3L], ['Remes@', 'nomem@', 3L], ['teSeli', 'demoli', 3L], ['lamik6', 'limite', 3L], ['Nep5d@', 'Rep@dy', 3L], ['R*sase', 'ReSape', 3L], ['k*feka', 'koleRa', 3L], ['t*pale', 'sepaRe', 3L], ['tidena', 'bidone', 3L], ['Z*tady', 'det@dy', 3L], ['lOsiba', 'sysita', 3L], ['t@l*ze', 't@pone', 3L]]</text:p>
      <text:p text:style-name="P3"/>
      <text:p text:style-name="P3"><text:s/></text:p>
      <text:p text:style-name="P3"/>
      <text:p text:style-name="P3">liste 3</text:p>
      <text:p text:style-name="P3">[0.6201111711456317, [4.0, 1.0, 0.0, 4.0, 1.0, 1.0, 1.0, 1.0, 0.0, 1.0, 0.0, 1.0, 1.0, 0.0, 0.0, 1.0, 1.0, 0.0, 0.0, 0.0, 0.0], [1.0, 1.0, 4.0, 1.0, 0.0, 0.0, 0.0, 0.0, 1.0, 0.0, 0.0, 0.0], 0.36011117114563174]</text:p>
      <text:p text:style-name="P3"/>
      <text:p text:style-name="P3"/>
      <text:p text:style-name="P3">[['patabO', 'RataSe', 3L], ['lasyti', 'Ral@ti', 3L], ['tem@R5', 'dem@te', 3L], ['k*m9ne', 'kanone', 3L], ['satugO', 'satone', 3L], ['t@zes@', 'sezis@', 3L], ['Nel*s6', 'delas@', 3L], ['peZ*Ze', 'peRime', 3L], ['banuSe', 'kanone', 3L], ['lidyme', 'bidone', 3L], ['Redefa', 'Repete', 3L], ['ROk6Ra', 'RekyRe', 3L]]</text:p>
      <text:p text:style-name="P3"/>
      <text:p text:style-name="P3"><text:s/></text:p>
      <text:p text:style-name="P3"/>
      <text:p text:style-name="P3">liste 4</text:p>
      <text:p text:style-name="P3">[0.6042894738140476, [9.0, 1.0, 4.0, 1.0, 4.0, 0.0, 0.0, 1.0, 1.0, 1.0, 1.0, 0.0, 1.0, 0.0, 0.0, 0.0, 0.0, 0.0, 0.0, 0.0, 0.0], [4.0, 4.0, 1.0, 1.0, 0.0, 0.0, 0.0, 1.0, 1.0, 1.0, 1.0, 0.0], 0.22428947381404762]</text:p>
      <text:p text:style-name="P3"/>
      <text:p text:style-name="P3"/>
      <text:p text:style-name="P3"><text:soft-page-break/>[['s*kady', 'dekadi', 3L], ['p5difa', 'pyZila', 3L], ['l*d@Ze', 'deR@Ze', 3L], ['zeR*sy', 'peRis@', 3L], ['fegOna', 'degene', 3L], ['tasesa', 'taRise', 3L], ['lOR5s@', 'peRis@', 3L], ['RitibO', 'tityb@', 3L], ['silama', 'dinamo', 3L], ['Z*mepe', 'komete', 3L], ['k6kim@', 'koZit@', 3L], ['d*depa', 'diZeRa', 3L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9:27:49.541763547</meta:creation-date>
    <meta:editing-duration>PT28M22S</meta:editing-duration>
    <meta:editing-cycles>4</meta:editing-cycles>
    <meta:generator>LibreOffice/6.0.7.3$Linux_X86_64 LibreOffice_project/00m0$Build-3</meta:generator>
    <dc:date>2019-02-12T18:16:20.292020335</dc:date>
    <meta:document-statistic meta:table-count="0" meta:image-count="0" meta:object-count="0" meta:page-count="4" meta:paragraph-count="89" meta:word-count="813" meta:character-count="5804" meta:non-whitespace-character-count="5034"/>
  </office:meta>
</office:document-meta>
</file>